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oto Sans" fo:font-size="14pt" fo:font-weight="bold" style:font-size-asian="14pt" style:font-weight-asian="bold" style:font-size-complex="14pt" style:font-weight-complex="bold"/>
    </style:style>
    <style:style style:name="P2" style:family="paragraph" style:parent-style-name="Standard">
      <style:text-properties style:font-name="Noto Sans" fo:font-size="14pt" style:font-size-asian="14pt" style:font-size-complex="14pt"/>
    </style:style>
    <style:style style:name="P3" style:family="paragraph" style:parent-style-name="Standard">
      <style:text-properties style:font-name="Noto Sans" fo:font-size="14pt" officeooo:paragraph-rsid="000e49be" style:font-size-asian="14pt" style:font-size-complex="14pt"/>
    </style:style>
    <style:style style:name="P4" style:family="paragraph" style:parent-style-name="Standard">
      <style:paragraph-properties fo:text-align="center" style:justify-single-word="false"/>
      <style:text-properties style:font-name="Noto Sans" fo:font-size="16pt" fo:font-style="normal" style:text-underline-style="solid" style:text-underline-width="auto" style:text-underline-color="font-color" fo:font-weight="bold" officeooo:rsid="000c920b" officeooo:paragraph-rsid="000c920b" style:font-size-asian="16pt" style:font-style-asian="normal" style:font-weight-asian="bold" style:font-size-complex="16pt" style:font-style-complex="normal" style:font-weight-complex="bold"/>
    </style:style>
    <style:style style:name="P5" style:family="paragraph" style:parent-style-name="Standard">
      <style:text-properties officeooo:paragraph-rsid="000e49be"/>
    </style:style>
    <style:style style:name="T1" style:family="text">
      <style:text-properties officeooo:rsid="000e49be"/>
    </style:style>
    <style:style style:name="T2" style:family="text">
      <style:text-properties style:font-name="Noto Sans" fo:font-size="14pt" style:font-size-asian="14pt" style:font-size-complex="14pt"/>
    </style:style>
    <style:style style:name="T3" style:family="text">
      <style:text-properties style:font-name="Noto Sans" fo:font-size="14pt" officeooo:rsid="000e49b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Εργασία Συστημάτων Λήψης Αποφάσεων</text:p>
      <text:p text:style-name="P1"/>
      <text:p text:style-name="P1"/>
      <text:p text:style-name="P1"/>
      <text:p text:style-name="P1">Α Μέρος - Σενάριο Λήψης Απόφασης με Χρήση <text:span text:style-name="T1">MAUT</text:span></text:p>
      <text:p text:style-name="P1"/>
      <text:p text:style-name="P1">Εισαγωγή</text:p>
      <text:p text:style-name="P2"/>
      <text:p text:style-name="P2">Η εργασία καλεί να δημιουργηθεί ένα θεωρητικό σενάριο λήψης απόφασης χρησιμοποιώντας τη μέθοδο <text:span text:style-name="T1">MAUT (Multi Attribute Utility Theory)</text:span>. Για αυτό το σενάριο, υποθέτουμε ότι ανήκουμε σε μια εταιρεία που πρέπει να επιλέξει ένα νέο λογισμικό για τη διαχείριση <text:span text:style-name="T1">των</text:span> <text:span text:style-name="T1">εργασιών της</text:span>. </text:p>
      <text:p text:style-name="P2"/>
      <text:p text:style-name="P1">Ορισμός Προβλήματος</text:p>
      <text:p text:style-name="P2"/>
      <text:p text:style-name="P2">Η εταιρεία μας, "TechSolutions Inc.", αντιμετωπίζει την πρόκληση της επιλογής του βέλτιστου λογισμικού για τη διαχείριση έργων (Project Management Software - PMS). Το νέο PMS θα πρέπει να βελτιστοποιεί τη διαχείριση χρόνου, πόρων και εργασιών, ενώ θα παρέχει ευελιξία και ευχρηστία στους χρήστες. </text:p>
      <text:p text:style-name="P2"/>
      <text:p text:style-name="P1">Κριτήρια και Παράγοντες</text:p>
      <text:p text:style-name="P2"/>
      <text:p text:style-name="P2">Για τη λήψη της απόφασης θα χρησιμοποιήσουμε τη μέθοδο MAUT, η οποία επιτρέπει την αξιολόγηση των εναλλακτικών βάσει πολλαπλών κριτηρίων και την λήψη μιας ολοκληρωμένης απόφασης. Η MAUT συνδυάζει την ανάλυση των κριτηρίων και την αξιολόγηση των εναλλακτικών με τη χρήση ακριβών τιμών για να αντιμετωπίσει την πολυπλοκότητα και την αβεβαιότητα στη διαδικασία λήψης αποφάσεων.</text:p>
      <text:p text:style-name="P1"/>
      <text:p text:style-name="P1">Κύρια Κριτήρια:</text:p>
      <text:p text:style-name="P2"/>
      <text:p text:style-name="P2">1. Λειτουργικότητα (Functionality)</text:p>
      <text:p text:style-name="P2"><text:soft-page-break/><text:s text:c="3"/>- Παράγοντες: Διαλειτουργικότητα, <text:span text:style-name="T1">Ασφάλεια, Συμβατότητα</text:span></text:p>
      <text:p text:style-name="P2"/>
      <text:p text:style-name="P3">2. Ευχρηστία (Usability)</text:p>
      <text:p text:style-name="P5"><text:span text:style-name="T2"><text:s text:c="3"/>- Παράγοντες: </text:span><text:span text:style-name="T3">Αποτελεσματικότητα, Απλότητα Χρήσης, </text:span><text:span text:style-name="T2">Ανταπόκριση </text:span><text:span text:style-name="T3">Σ</text:span><text:span text:style-name="T2">υστήματος </text:span></text:p>
      <text:p text:style-name="P2"/>
      <text:p text:style-name="P2">3. Κόστος (Cost)</text:p>
      <text:p text:style-name="P2"><text:s text:c="2"/>- Παράγοντες: <text:span text:style-name="T1">Αρχική Τιμή</text:span>, Κόστος συντήρησης, <text:span text:style-name="T1">Κόστος Αναβάθμισης</text:span></text:p>
      <text:p text:style-name="P2"/>
      <text:p text:style-name="P1">Διαθέσιμες Εναλλακτικές</text:p>
      <text:p text:style-name="P2"/>
      <text:p text:style-name="P2">Οι εναλλακτικές λύσεις που εξετάζονται είναι οι ακόλουθες:</text:p>
      <text:p text:style-name="P2">1. Software A - Εξαιρετική ευχρηστία, μέτριο κόστος, <text:span text:style-name="T1">μέτρια λειτουργηκότητα</text:span>.</text:p>
      <text:p text:style-name="P2">2. Software B – <text:span text:style-name="T1">Τέλεια λειτουργηκότητα</text:span>, <text:span text:style-name="T1">μέτρια ευχρηστία,</text:span> υψηλό κόστος.</text:p>
      <text:p text:style-name="P2">3. Software C - Χαμηλό κόστος, <text:span text:style-name="T1">μέτρια ευχρηστία, μέτρια λειτουργηκότητα</text:span>.</text:p>
      <text:p text:style-name="P2">4. Software D - <text:span text:style-name="T1">Καλή</text:span> λειτουργικότητα, μέτρια ευχρηστία, <text:span text:style-name="T1">μέτριο προς υψηλό κόστος</text:span>.</text:p>
      <text:p text:style-name="P2"/>
      <text:p text:style-name="P1">Επίπεδο Διοίκησης</text:p>
      <text:p text:style-name="P2"/>
      <text:p text:style-name="P2">Το πρόβλημα αυτό αναφέρεται στο μεσαίο και ανώτερο επίπεδο διοίκησης της εταιρείας. Οι αποφάσεις για την επιλογή ενός νέου λογισμικού συστήματος διαχείρισης έργων επηρεάζουν σημαντικά την αποδοτικότητα και την αποτελεσματικότητα της εταιρείας. Ως εκ τούτου, οι διαχειριστές έργων, οι διευθυντές πληροφορικής και οι διευθυντές οικονομικών τμημάτων θα συμμετέχουν στην διαδικασία λήψης απόφασης.</text:p>
      <text:p text:style-name="P2"/>
      <text:p text:style-name="P1">Βασικοί Ρόλοι</text:p>
      <text:p text:style-name="P2"/>
      <text:p text:style-name="P2">1. Διευθυντής Πληροφορικής (CIO)</text:p>
      <text:p text:style-name="P2"><text:s text:c="3"/>- Καθορίζει τις τεχνικές προδιαγραφές και επιβλέπει τη διαδικασία επιλογής του λογισμικού.</text:p>
      <text:p text:style-name="P2"/>
      <text:p text:style-name="P2">2. Διαχειριστής Έργων (Project Manager)</text:p>
      <text:p text:style-name="P2"><text:soft-page-break/><text:s text:c="3"/>- Εξασφαλίζει ότι το νέο λογισμικό καλύπτει τις ανάγκες διαχείρισης έργων και είναι εύκολο στη χρήση για την ομάδα του.</text:p>
      <text:p text:style-name="P2"/>
      <text:p text:style-name="P2">3. Διευθυντής Οικονομικών (CFO)</text:p>
      <text:p text:style-name="P2"><text:s text:c="3"/>- Αξιολογεί το οικονομικό κόστος των εναλλακτικών και τη μακροπρόθεσμη απόδοση της επένδυσης (ROI).</text:p>
      <text:p text:style-name="P2"/>
      <text:p text:style-name="P2">4. Τεχνικός Σύμβουλος</text:p>
      <text:p text:style-name="P2"><text:s text:c="3"/>- Παρέχει τεχνική υποστήριξη και αξιολογεί τη διαλειτουργικότητα με τα υπάρχοντα συστήματα.</text:p>
      <text:p text:style-name="P2"/>
      <text:p text:style-name="P2">5. Τεχνική Υποστήριξη</text:p>
      <text:p text:style-name="P2"><text:s text:c="3"/>- Εξετάζει τις δυνατότητες και τις προδιαγραφές υποστήριξης και συντήρησης των εναλλακτικών λύσεων.</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6-05T15:15:14.742824350</dc:date>
    <meta:editing-duration>PT2H57M7S</meta:editing-duration>
    <meta:editing-cycles>4</meta:editing-cycles>
    <meta:document-statistic meta:table-count="0" meta:image-count="0" meta:object-count="0" meta:page-count="3" meta:paragraph-count="34" meta:word-count="386" meta:character-count="2824" meta:non-whitespace-character-count="2445"/>
  </office:meta>
</office:document-meta>
</file>